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5e15" officeooo:paragraph-rsid="00085e15"/>
    </style:style>
    <style:style style:name="P2" style:family="paragraph" style:parent-style-name="Standard">
      <style:text-properties officeooo:rsid="00085e15" officeooo:paragraph-rsid="000919ed"/>
    </style:style>
    <style:style style:name="P3" style:family="paragraph" style:parent-style-name="Standard">
      <style:text-properties officeooo:rsid="00085e15" officeooo:paragraph-rsid="000a773c"/>
    </style:style>
    <style:style style:name="P4" style:family="paragraph" style:parent-style-name="Titre_20_paragraphe">
      <style:paragraph-properties fo:break-before="page"/>
    </style:style>
    <style:style style:name="T1" style:family="text">
      <style:text-properties officeooo:rsid="000919ed"/>
    </style:style>
    <style:style style:name="T2" style:family="text">
      <style:text-properties officeooo:rsid="000a77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re_20_section" text:outline-level="1">Structure de données</text:h>
      <text:p text:style-name="P1"/>
      <text:h text:style-name="Titre_20_paragraphe" text:outline-level="3">TAD Plateau</text:h>
      <text:p text:style-name="P1"/>
      <text:p text:style-name="P1">SORTE : Plateau</text:p>
      <text:p text:style-name="P1">UTILISE : Pion, Coordonnées, Entier, Booléen</text:p>
      <text:p text:style-name="P1">CONSTRUCTEURS :</text:p>
      <text:p text:style-name="P1"><text:tab/>plateau_init : → Plateau</text:p>
      <text:p text:style-name="P1"><text:tab/>plateau_placer_pion : Plateau x Pion → Plateau</text:p>
      <text:p text:style-name="P1">OPERATEURS :</text:p>
      <text:p text:style-name="P1"><text:tab/>plateau_case_vide : Plateau x Coordonnées → Booléen</text:p>
      <text:p text:style-name="P1"><text:tab/>plateau_case_vide2 : Plateau x Entier x Entier → Booléen</text:p>
      <text:p text:style-name="P1"><text:tab/>plateau_get_pion : Plateau x Coordonnées → Pion</text:p>
      <text:p text:style-name="P1"><text:tab/>plateau_get_pion2 : Plateau x Entier x Entier → Pion</text:p>
      <text:p text:style-name="P1">PRECONDITIONS :</text:p>
      <text:p text:style-name="P1"><text:tab/>plateau_case_vide2 et plateau_get_pion2 → Entier ≥ <text:s/>0 et Entier &lt; 11</text:p>
      <text:p text:style-name="P1">AXIOMES :</text:p>
      <text:p text:style-name="P1"><text:tab/>plateau_case_vide(plateau_init(), xy) = false</text:p>
      <text:p text:style-name="P1"><text:tab/>plateau_case_vide(plateau_placer_pion(p, pion), xy) = true si pion placé en (x,y), false sinon</text:p>
      <text:p text:style-name="P1"><text:tab/>plateau_case_vide2(plateau_init(), x, y) = false</text:p>
      <text:p text:style-name="P1"><text:tab/>plateau_case_vide2(plateau_placer_pion(p, pion), x, y) = true si pion placé en (x,y), false sinon</text:p>
      <text:p text:style-name="P1"><text:tab/>plateau_get_pion(plateau_init(), xy) = NULL</text:p>
      <text:p text:style-name="P1"><text:tab/>plateau_get_pion(plateau_placer_pion(p, pion), xy) = pion si pion placé en (x,y), NULL sinon</text:p>
      <text:p text:style-name="P1"><text:tab/>plateau_get_pion2(plateau_init(), x, y) = NULL</text:p>
      <text:p text:style-name="P1"><text:tab/>plateau_get_pion2(plateau_placer_pion(p, pion), x, y) = pion si pion placé en (x,y), NULL sinon</text:p>
      <text:p text:style-name="P1"/>
      <text:h text:style-name="Titre_20_paragraphe" text:outline-level="3">TAD Pion</text:h>
      <text:p text:style-name="P1"/>
      <text:p text:style-name="P1">SORTE : Pion</text:p>
      <text:p text:style-name="P1">UTILISE : Coordonnées, Entier</text:p>
      <text:p text:style-name="P1">CONSTRUCTEURS :</text:p>
      <text:p text:style-name="P1"><text:tab/><text:span text:style-name="T1">pion_init : → Pion</text:span></text:p>
      <text:p text:style-name="P1"><text:tab/><text:span text:style-name="T1">pion_set : Pion x Coordonnées x Entier → Pion</text:span></text:p>
      <text:p text:style-name="P2"><text:tab/>-<text:tab/><text:span text:style-name="T1">pion_set2 : Pion x Entier x Entier x Entier → Pion</text:span></text:p>
      <text:p text:style-name="P1">OPERATEURS :</text:p>
      <text:p text:style-name="P2"><text:tab/><text:span text:style-name="T1">pion_set_couleur : Pion x Entier → Pion</text:span></text:p>
      <text:p text:style-name="P2"><text:tab/><text:span text:style-name="T1">pion_get_couleur : Pion → Entier</text:span></text:p>
      <text:p text:style-name="P2"><text:tab/><text:span text:style-name="T1">pion_set_coord : Pion x Coordonnées → Pion</text:span></text:p>
      <text:p text:style-name="P2"><text:tab/><text:span text:style-name="T1">pion_set_coord2 : Pion x Entier x Entier → Pion</text:span></text:p>
      <text:p text:style-name="P2"><text:tab/><text:span text:style-name="T1">pion_get_coord : Pion → Coordonnées</text:span></text:p>
      <text:p text:style-name="P1">PRECONDITIONS :</text:p>
      <text:p text:style-name="P1"><text:tab/><text:span text:style-name="T1">pion_set2 et pion_set_coord2 → Entier ≥ 0 et Entier &lt; 11</text:span></text:p>
      <text:p text:style-name="P1">AXIOMES :</text:p>
      <text:p text:style-name="P1"><text:tab/><text:span text:style-name="T1">pion_set_couleur(pion_init(), x) = p</text:span></text:p>
      <text:p text:style-name="P1"><text:tab/><text:span text:style-name="T1">pion_set_couleur(pion_set(p, c, x), y) = pion_set(pion_init(), c, y)</text:span></text:p>
      <text:p text:style-name="P1"><text:tab/><text:span text:style-name="T1">pion_get_couleur(pion_init()) = 0</text:span></text:p>
      <text:p text:style-name="P1"><text:tab/><text:span text:style-name="T1">pion_get_couleur(pion_set(p, c, x)) = x</text:span></text:p>
      <text:p text:style-name="P1"><text:tab/><text:span text:style-name="T1">pion_set_coord(pion_init(), c) = p</text:span></text:p>
      <text:p text:style-name="P1"><text:tab/><text:span text:style-name="T1">pion_set_coord(pion_set(p, c, x), k) = pion_set(pion_init(), k, x)</text:span></text:p>
      <text:p text:style-name="P2"><text:tab/><text:span text:style-name="T1">pion_set_coord2(pion_init(), x, y) = p</text:span></text:p>
      <text:p text:style-name="P2"><text:tab/><text:span text:style-name="T1">pion_set_coord2(pion_set2(p, a, b, k), x, y) = pion_set2(pion_init(), x, y, k)</text:span></text:p>
      <text:p text:style-name="P2"><text:tab/><text:span text:style-name="T1">pion_get_coord(pion_init()) = (0,0)</text:span></text:p>
      <text:p text:style-name="P2"><text:tab/><text:span text:style-name="T1">pion_get_coord(pion_set(p, c, x)) = c</text:span></text:p>
      <text:h text:style-name="P4" text:outline-level="3">TAD Coordonnées</text:h>
      <text:p text:style-name="P1"/>
      <text:p text:style-name="P1">SORTE : Coordonnées</text:p>
      <text:p text:style-name="P1">UTILISE : Entier</text:p>
      <text:p text:style-name="P1">CONSTRUCTEURS :</text:p>
      <text:p text:style-name="P1"><text:tab/><text:span text:style-name="T1">coord_init : → Coordonnées</text:span></text:p>
      <text:p text:style-name="P1"><text:tab/><text:span text:style-name="T1">coord_set : Coordonnées x Entier x Entier → Coordonnées</text:span></text:p>
      <text:p text:style-name="P1">OPERATEURS :</text:p>
      <text:p text:style-name="P1"><text:tab/><text:span text:style-name="T1">coord_set_x : Coordonnées x Entier → Coordonnées</text:span></text:p>
      <text:p text:style-name="P1"><text:tab/><text:span text:style-name="T1">coord_set_y : Coordonnées x Entier → Coordonnées</text:span></text:p>
      <text:p text:style-name="P1"><text:tab/><text:span text:style-name="T1">coord_get_x : Coordonnées → Entier</text:span></text:p>
      <text:p text:style-name="P1"><text:tab/><text:span text:style-name="T1">coord-get_y : Coordonnées → Entier</text:span></text:p>
      <text:p text:style-name="P1">PRECONDITIONS :</text:p>
      <text:p text:style-name="P1"/>
      <text:p text:style-name="P1">AXIOMES :</text:p>
      <text:p text:style-name="P3"><text:tab/><text:span text:style-name="T2">coord_set_x(coord_init(), x) = (x, 0)</text:span></text:p>
      <text:p text:style-name="P3"><text:tab/><text:span text:style-name="T2">coord_set_x(coord_set(c, x, y), a) = coord_set(c, a, y) = (a, y)</text:span></text:p>
      <text:p text:style-name="P3"><text:span text:style-name="T2"><text:tab/>coord_set_y(coord_init(), y) = (0, y)</text:span></text:p>
      <text:p text:style-name="P3"><text:tab/><text:span text:style-name="T2">coord_set_y(coord_set(c, x, y), a) = coord_set(c, x, a) = (x, a)</text:span></text:p>
      <text:p text:style-name="P3"><text:span text:style-name="T2"><text:tab/>coord_get_x(coord_init()) = 0</text:span></text:p>
      <text:p text:style-name="P3"><text:tab/><text:span text:style-name="T2">coord_get_x(coord_set(c, x, y)) = x</text:span></text:p>
      <text:p text:style-name="P3"><text:span text:style-name="T2"><text:tab/>coord_get_y(coord_init()) = 0</text:span></text:p>
      <text:p text:style-name="P3"><text:tab/><text:span text:style-name="T2">coord_get_y(coord_set(c, x, y)) = 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age_20_de_20_garde_20_-_20_gauche" style:display-name="Page de garde - gauche" style:family="paragraph" style:master-page-name="">
      <style:paragraph-properties style:page-number="auto"/>
      <style:text-properties style:font-name="Liberation Sans1" fo:font-family="'Liberation Sans'" style:font-style-name="Normal" style:font-family-generic="swiss" style:font-pitch="variable" style:font-size-asian="10.5pt" style:font-weight-asian="normal"/>
    </style:style>
    <style:style style:name="Text" style:family="paragraph" style:parent-style-name="Caption" style:class="extra"/>
    <style:style style:name="Page_20_de_20_garde_20_-_20_centre" style:display-name="Page de garde - centre" style:family="paragraph" style:master-page-name="">
      <style:paragraph-properties fo:text-align="center" style:justify-single-word="false" style:page-number="auto" style:vertical-align="auto"/>
      <style:text-properties fo:font-variant="small-caps" fo:color="#800000" fo:font-size="26pt" fo:font-weight="bold" style:font-size-asian="10.5pt" style:font-weight-asian="normal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re_20_section" style:display-name="Titre section" style:family="paragraph" style:default-outline-level="1" style:list-style-name="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/>
      </style:paragraph-properties>
      <style:text-properties fo:font-variant="small-caps" fo:color="#800000" style:font-name="Liberation Serif1" fo:font-family="'Liberation Serif'" style:font-style-name="Gras" style:font-family-generic="roman" style:font-pitch="variable" fo:font-size="20pt" fo:font-weight="bold" style:font-size-asian="10.5pt" style:font-weight-asian="normal"/>
    </style:style>
    <style:style style:name="Titre_20_sous-section" style:display-name="Titre sous-section" style:family="paragraph" style:parent-style-name="Titre_20_section" style:default-outline-level="2" style:list-style-name="" style:master-page-name="">
      <style:paragraph-properties fo:margin-left="1cm" fo:margin-right="0cm" fo:margin-top="1cm" fo:margin-bottom="1cm" loext:contextual-spacing="false" fo:text-align="start" style:justify-single-word="false" fo:text-indent="0cm" style:auto-text-indent="false" style:page-number="auto">
        <style:tab-stops/>
      </style:paragraph-properties>
      <style:text-properties fo:font-variant="normal" fo:text-transform="none" fo:color="#800000" style:font-name="Liberation Serif1" fo:font-family="'Liberation Serif'" style:font-style-name="Gras" style:font-family-generic="roman" style:font-pitch="variable" fo:font-size="16pt" fo:font-weight="bold" style:font-size-asian="10.5pt" style:font-weight-asian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-tête_20_paire" style:display-name="En-tête paire" style:family="paragraph" style:auto-update="true" style:master-page-name="">
      <style:paragraph-properties fo:text-align="center" style:justify-single-word="false" style:page-number="auto" fo:background-color="transparent" style:shadow="none">
        <style:tab-stops/>
        <style:drop-cap/>
        <style:background-image/>
      </style:paragraph-properties>
      <style:text-properties fo:font-variant="small-caps" fo:color="#000000" fo:font-size="18pt" fo:font-weight="bold" style:font-size-asian="10.5pt" style:font-weight-asian="normal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ied_20_de_20_page_20_perso" style:display-name="Pied de page perso" style:family="paragraph">
      <style:paragraph-properties fo:text-align="end" style:justify-single-word="false"/>
      <style:text-properties style:font-size-asian="10.5pt" style:font-weight-asian="normal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rps_20_de_20_texte_20_perso" style:display-name="Corps de texte perso" style:family="paragraph" style:parent-style-name="Text_20_body" style:default-outline-level="" style:list-style-name="">
      <style:paragraph-properties fo:margin-top="0.199cm" fo:margin-bottom="0.199cm" loext:contextual-spacing="false" fo:text-align="justify" style:justify-single-word="false" fo:background-color="transparent">
        <style:tab-stops/>
        <style:background-image/>
      </style:paragraph-properties>
      <style:text-properties style:font-size-asian="10.5pt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-tête_20_perso" style:display-name="En-tête perso" style:family="paragraph" style:parent-style-name="En-tête_20_paire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re_20_paragraphe" style:display-name="Titre paragraphe" style:family="paragraph" style:parent-style-name="Titre_20_sous-section" style:default-outline-level="3" style:list-style-name="">
      <style:paragraph-properties fo:margin-left="0cm" fo:margin-right="0cm" fo:margin-top="0.199cm" fo:margin-bottom="0.199cm" loext:contextual-spacing="false" fo:text-indent="0cm" style:auto-text-indent="false"/>
      <style:text-properties fo:font-size="14pt" style:font-size-asian="10.5pt"/>
    </style:style>
    <style:style style:name="Image" style:family="paragraph" style:parent-style-name="Corps_20_de_20_texte_20_perso">
      <style:paragraph-properties fo:margin-top="0.199cm" fo:margin-bottom="0.199cm" loext:contextual-spacing="false" fo:text-align="center" style:justify-single-word="false"/>
      <style:text-properties fo:font-size="10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ésentation" style:family="paragraph" style:parent-style-name="Standard" style:master-page-name="">
      <style:paragraph-properties fo:margin-top="0cm" fo:margin-bottom="0.199cm" loext:contextual-spacing="false" style:page-number="auto" fo:padding-left="0.101cm" fo:padding-right="0.101cm" fo:padding-top="0cm" fo:padding-bottom="0cm" fo:border="0.06pt solid #ffffff" style:shadow="none">
        <style:tab-stops/>
      </style:paragraph-properties>
      <style:text-properties style:font-name="Liberation Serif2" fo:font-family="'Liberation Serif'" style:font-style-name="Normal" style:font-family-generic="roman" style:font-pitch="variable" fo:font-size="11pt" style:font-size-asian="10.5pt"/>
    </style:style>
    <style:style style:name="Titre_20_sous-paragraphe" style:display-name="Titre sous-paragraphe" style:family="paragraph" style:parent-style-name="Corps_20_de_20_texte_20_perso" style:default-outline-level="4" style:master-page-name="">
      <style:paragraph-properties style:page-number="auto" style:shadow="none"/>
      <style:text-properties fo:font-style="normal" fo:font-weight="bold" style:font-size-asian="10.5pt"/>
    </style:style>
    <style:style style:name="Titre_20_ss_20_sous-paragraphe" style:display-name="Titre ss sous-paragraphe" style:family="paragraph" style:parent-style-name="Titre_20_sous-paragraphe" style:next-style-name="Corps_20_de_20_texte_20_perso" style:default-outline-level="5">
      <style:text-properties fo:font-style="italic" fo:font-weight="normal" style:font-size-asian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om" style:family="text">
      <style:text-properties fo:font-size="14pt" fo:font-weight="bold" style:font-size-asian="10.5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 SANNA</meta:initial-creator>
    <meta:creation-date>2016-04-25T16:44:11.212000000</meta:creation-date>
    <dc:date>2016-04-25T17:19:30.611000000</dc:date>
    <dc:creator>Yoan SANNA</dc:creator>
    <meta:editing-duration>PT3M19S</meta:editing-duration>
    <meta:editing-cycles>1</meta:editing-cycles>
    <meta:document-statistic meta:table-count="0" meta:image-count="0" meta:object-count="0" meta:page-count="2" meta:paragraph-count="70" meta:word-count="387" meta:character-count="2699" meta:non-whitespace-character-count="2333"/>
    <meta:generator>LibreOffice/4.3.5.2$Windows_x86 LibreOffice_project/3a87456aaa6a95c63eea1c1b3201acedf0751bd5</meta:generator>
  </office:meta>
</office:document-meta>
</file>